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Validator.processParsedValue( Object value , Format forma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Validator.maxValue( Byte value , byt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isInRange( byte value , byte min , byte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minValue( Byte value , byte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maxValue( byte value , byt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Byt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Byte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isInRange( Byte value , byte min , byt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minValue( byte value , byte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